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text-properties fo:color="#000000" loext:opacity="100%" fo:font-size="10pt" style:font-size-asian="10pt" style:font-size-complex="10pt"/>
    </style:style>
    <style:style style:name="P2" style:family="paragraph" style:parent-style-name="Standard">
      <style:text-properties fo:color="#000000" loext:opacity="100%" fo:font-size="10pt" style:font-size-asian="10pt" style:font-size-complex="10pt"/>
    </style:style>
    <style:style style:name="P3" style:family="paragraph" style:parent-style-name="Heading_20_1">
      <style:paragraph-properties fo:margin-left="0in" fo:margin-right="0in" fo:margin-top="0.1874in" fo:margin-bottom="0.1354in" style:contextual-spacing="false" fo:line-height="150%" fo:orphans="2" fo:widows="2" fo:text-indent="0in" style:auto-text-indent="false"/>
    </style:style>
    <style:style style:name="P4" style:family="paragraph" style:parent-style-name="Heading_20_2">
      <style:paragraph-properties fo:margin-left="0in" fo:margin-right="0in" fo:margin-top="0.1874in" fo:margin-bottom="0.1354in" style:contextual-spacing="false" fo:line-height="150%" fo:orphans="2" fo:widows="2" fo:text-indent="0in" style:auto-text-indent="false"/>
    </style:style>
    <style:style style:name="P5" style:family="paragraph" style:parent-style-name="Heading_20_3">
      <style:paragraph-properties fo:margin-left="0in" fo:margin-right="0in" fo:margin-top="0.1874in" fo:margin-bottom="0.1354in" style:contextual-spacing="false" fo:line-height="150%" fo:orphans="2" fo:widows="2" fo:text-indent="0in" style:auto-text-indent="false"/>
    </style:style>
    <style:style style:name="P6" style:family="paragraph" style:parent-style-name="Text_20_body">
      <style:paragraph-properties fo:margin-left="0in" fo:margin-right="0in" fo:margin-top="0.1354in" fo:margin-bottom="0.1354in" style:contextual-spacing="false" style:line-height-at-least="0.2917in" fo:orphans="2" fo:widows="2" fo:text-indent="0in" style:auto-text-indent="false"/>
      <style:text-properties fo:font-variant="normal" fo:text-transform="none" fo:color="#000000" loext:opacity="100%" style:font-name="DeepSeek-CJK-patch" fo:font-size="10pt" fo:letter-spacing="normal" fo:font-style="normal" fo:font-weight="normal" style:font-size-asian="10pt" style:font-size-complex="10pt"/>
    </style:style>
    <style:style style:name="P7" style:family="paragraph" style:parent-style-name="Text_20_body">
      <style:paragraph-properties fo:margin-left="0in" fo:margin-right="0in" fo:margin-top="0.1354in" fo:margin-bottom="0.1354in" style:contextual-spacing="false" style:line-height-at-least="0.2917in" fo:orphans="2" fo:widows="2" fo:text-indent="0in" style:auto-text-indent="false"/>
    </style:style>
    <style:style style:name="P8" style:family="paragraph" style:parent-style-name="Heading_20_3">
      <style:paragraph-properties fo:margin-left="0in" fo:margin-right="0in" fo:margin-top="0.1874in" fo:margin-bottom="0.1354in" style:contextual-spacing="false" fo:line-height="150%" fo:orphans="2" fo:widows="2" fo:text-indent="0in" style:auto-text-indent="false"/>
    </style:style>
    <style:style style:name="P9" style:family="paragraph" style:parent-style-name="Heading_20_3">
      <style:paragraph-properties fo:margin-left="0in" fo:margin-right="0in" fo:margin-top="0.1874in" fo:margin-bottom="0.1354in" style:contextual-spacing="false" fo:line-height="150%" fo:orphans="2" fo:widows="2" fo:text-indent="0in" style:auto-text-indent="false"/>
      <style:text-properties fo:font-variant="normal" fo:text-transform="none" fo:color="#000000" loext:opacity="100%" style:font-name="DeepSeek-CJK-patch" fo:font-size="10pt" fo:letter-spacing="normal" fo:font-style="normal" fo:font-weight="normal" style:font-size-asian="10pt" style:font-size-complex="10pt"/>
    </style:style>
    <style:style style:name="P10" style:family="paragraph" style:parent-style-name="Horizontal_20_Line">
      <style:text-properties fo:color="#000000" loext:opacity="100%" fo:font-size="10pt" style:font-size-asian="10pt" style:font-size-complex="10pt"/>
    </style:style>
    <style:style style:name="P11" style:family="paragraph" style:parent-style-name="Horizontal_20_Line">
      <style:text-properties fo:font-variant="normal" fo:text-transform="none" fo:color="#000000" loext:opacity="100%" style:font-name="DeepSeek-CJK-patch" fo:font-size="10pt" fo:letter-spacing="normal" fo:font-style="normal" fo:font-weight="normal" officeooo:paragraph-rsid="00182c43" style:font-size-asian="10pt" style:font-size-complex="10pt"/>
    </style:style>
    <style:style style:name="P12" style:family="paragraph" style:parent-style-name="Text_20_body" style:list-style-name="L1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  <style:text-properties fo:font-variant="normal" fo:text-transform="none" fo:color="#000000" loext:opacity="100%" style:font-name="DeepSeek-CJK-patch" fo:font-size="10pt" fo:letter-spacing="normal" fo:font-style="normal" fo:font-weight="normal" style:font-size-asian="10pt" style:font-size-complex="10pt"/>
    </style:style>
    <style:style style:name="P13" style:family="paragraph" style:parent-style-name="Text_20_body" style:list-style-name="L2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  <style:text-properties fo:font-variant="normal" fo:text-transform="none" fo:color="#000000" loext:opacity="100%" style:font-name="DeepSeek-CJK-patch" fo:font-size="10pt" fo:letter-spacing="normal" fo:font-style="normal" fo:font-weight="normal" style:font-size-asian="10pt" style:font-size-complex="10pt"/>
    </style:style>
    <style:style style:name="P14" style:family="paragraph" style:parent-style-name="Text_20_body" style:list-style-name="L3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  <style:text-properties fo:font-variant="normal" fo:text-transform="none" fo:color="#000000" loext:opacity="100%" style:font-name="DeepSeek-CJK-patch" fo:font-size="10pt" fo:letter-spacing="normal" fo:font-style="normal" fo:font-weight="normal" style:font-size-asian="10pt" style:font-size-complex="10pt"/>
    </style:style>
    <style:style style:name="P15" style:family="paragraph" style:parent-style-name="Text_20_body" style:list-style-name="L4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  <style:text-properties fo:font-variant="normal" fo:text-transform="none" fo:color="#000000" loext:opacity="100%" style:font-name="DeepSeek-CJK-patch" fo:font-size="10pt" fo:letter-spacing="normal" fo:font-style="normal" fo:font-weight="normal" style:font-size-asian="10pt" style:font-size-complex="10pt"/>
    </style:style>
    <style:style style:name="P16" style:family="paragraph" style:parent-style-name="Text_20_body">
      <style:paragraph-properties fo:margin-left="0in" fo:margin-right="0in" fo:margin-top="0.1354in" fo:margin-bottom="0.1354in" style:contextual-spacing="false" style:line-height-at-least="0.2917in" fo:orphans="2" fo:widows="2" fo:text-indent="0in" style:auto-text-indent="false"/>
    </style:style>
    <style:style style:name="P17" style:family="paragraph" style:parent-style-name="Text_20_body">
      <style:paragraph-properties fo:margin-left="0in" fo:margin-right="0in" fo:margin-top="0.1354in" fo:margin-bottom="0.1354in" style:contextual-spacing="false" style:line-height-at-least="0.2917in" fo:orphans="2" fo:widows="2" fo:text-indent="0in" style:auto-text-indent="false"/>
      <style:text-properties officeooo:paragraph-rsid="00182c43"/>
    </style:style>
    <style:style style:name="P18" style:family="paragraph" style:parent-style-name="Text_20_body">
      <style:paragraph-properties fo:margin-left="0in" fo:margin-right="0in" fo:margin-top="0.1874in" fo:margin-bottom="0.1354in" style:contextual-spacing="false" fo:line-height="150%" fo:orphans="2" fo:widows="2" fo:text-indent="0in" style:auto-text-indent="false"/>
    </style:style>
    <style:style style:name="P19" style:family="paragraph" style:parent-style-name="Text_20_body" style:list-style-name="L5"/>
    <style:style style:name="P20" style:family="paragraph" style:parent-style-name="Text_20_body" style:list-style-name="L6"/>
    <style:style style:name="T1" style:family="text">
      <style:text-properties style:font-name="DeepSeek-CJK-patch" fo:font-style="normal" fo:font-weight="normal"/>
    </style:style>
    <style:style style:name="T2" style:family="text">
      <style:text-properties fo:font-variant="normal" fo:text-transform="none" fo:color="#000000" loext:opacity="100%" style:font-name="DeepSeek-CJK-patch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loext:opacity="100%" style:font-name="DeepSeek-CJK-patch" fo:font-size="10pt" fo:letter-spacing="normal" fo:font-style="normal" fo:font-weight="normal" style:font-size-asian="10pt" style:font-size-complex="10pt"/>
    </style:style>
    <style:style style:name="T4" style:family="text">
      <style:text-properties fo:font-variant="normal" fo:text-transform="none" fo:color="#000000" loext:opacity="100%" style:font-name="DeepSeek-CJK-patch" fo:font-size="10pt" fo:letter-spacing="normal" fo:font-style="normal" style:font-size-asian="10pt" style:font-size-complex="10pt"/>
    </style:style>
    <style:style style:name="T5" style:family="text">
      <style:text-properties fo:font-variant="normal" fo:text-transform="none" fo:color="#000000" loext:opacity="100%" style:font-name="DeepSeek-CJK-patch" fo:font-size="16pt" fo:letter-spacing="normal" fo:font-style="normal" fo:font-weight="normal" style:font-size-asian="16pt" style:font-size-complex="16pt"/>
    </style:style>
    <style:style style:name="T6" style:family="text">
      <style:text-properties fo:font-variant="normal" fo:text-transform="none" fo:color="#000000" loext:opacity="100%" fo:font-size="10pt" fo:letter-spacing="normal" style:font-size-asian="10pt" style:font-size-complex="10pt"/>
    </style:style>
    <style:style style:name="T7" style:family="text">
      <style:text-properties fo:font-size="12pt" style:font-size-asian="12pt" style:font-size-complex="12pt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span text:style-name="Strong_20_Emphasis"><text:span text:style-name="T5">[Your Name]</text:span></text:span></text:h>
      <text:p text:style-name="P17"><text:span text:style-name="T3">📍 [City, Country] • 📞 [Phone Number] • 📧 [Email Address] • 🌐 [GitHub] | [LinkedIn]</text:span></text:p>
      <text:p text:style-name="P18"><text:span text:style-name="Strong_20_Emphasis"><text:span text:style-name="T2">Professional Summary</text:span></text:span></text:p>
      <text:p text:style-name="P7"><text:span text:style-name="T3">Passionate and self-motivated tech enthusiast with hands-on experience in containerization, CI/CD pipelines, and full-stack development. Proficient in Docker, Kubernetes, and Jenkins with a solid foundation in programming languages including C++, Python, and Java. Adept at web development using HTML, CSS, and MySQL. Recently explored Coolify and gained a working understanding of AWS deployment and DevOps workflows. Eager to contribute to innovative tech teams and grow in a dynamic DevOps or software development role.</text:span></text:p>
      <text:p text:style-name="P1"/>
      <text:h text:style-name="P5" text:outline-level="3"><text:span text:style-name="Strong_20_Emphasis"><text:span text:style-name="T4">Education</text:span></text:span></text:h>
      <text:p text:style-name="Text_20_body"><text:span text:style-name="Strong_20_Emphasis">[Your University or School Name]</text:span><text:line-break/><text:span text:style-name="Emphasis">Degree (e.g., BSc in Computer Science)</text:span><text:line-break/>[Month/Year] – [Month/Year or Present]</text:p>
      <text:p text:style-name="P1"/>
      <text:h text:style-name="P4" text:outline-level="2"><text:span text:style-name="Strong_20_Emphasis"><text:span text:style-name="T2">Work Experience</text:span></text:span></text:h>
      <text:h text:style-name="P5" text:outline-level="3"><text:span text:style-name="Strong_20_Emphasis"><text:span text:style-name="T3">[Your Job Title]</text:span></text:span></text:h>
      <text:p text:style-name="P6">[Company Name] | [Dates of Employment] | [Location]</text:p>
      <text:list text:style-name="L1">
        <text:list-item>
          <text:p text:style-name="P12">Designed and tested [mention a key project, e.g., a PCB circuit, IoT device, or communication protocol].</text:p>
        </text:list-item>
        <text:list-item>
          <text:p text:style-name="P12">Assisted in troubleshooting and optimizing [specific systems, e.g., RF circuits, network configurations].</text:p>
        </text:list-item>
        <text:list-item>
          <text:p text:style-name="P12">Collaborated with senior engineers to develop [mention any relevant contribution].</text:p>
        </text:list-item>
        <text:list-item>
          <text:p text:style-name="P12">Gained hands-on experience with [tools/software, e.g., MATLAB, LabVIEW, Altium, Cisco Packet Tracer].</text:p>
        </text:list-item>
      </text:list>
      <text:h text:style-name="P5" text:outline-level="3"><text:soft-page-break/><text:span text:style-name="Strong_20_Emphasis"><text:span text:style-name="T3">Internship / Academic Projects (if no formal work experience)</text:span></text:span></text:h>
      <text:p text:style-name="P7"><text:span text:style-name="Strong_20_Emphasis"><text:span text:style-name="T3">Project: [Project Name]</text:span></text:span><text:span text:style-name="T3"> | [University/Company] | [Date]</text:span></text:p>
      <text:list text:style-name="L2">
        <text:list-item>
          <text:p text:style-name="P13">Developed a [describe project, e.g., "low-power wireless sensor network using Arduino"].</text:p>
        </text:list-item>
        <text:list-item>
          <text:p text:style-name="P13">Implemented [specific technique, e.g., "FFT-based signal analysis for noise reduction"].</text:p>
        </text:list-item>
        <text:list-item>
          <text:p text:style-name="P13">Achieved [quantifiable result, e.g., "20% improvement in data transmission efficiency"].</text:p>
        </text:list-item>
      </text:list>
      <text:p text:style-name="P1"/>
      <text:h text:style-name="P4" text:outline-level="2"><text:span text:style-name="Strong_20_Emphasis"><text:span text:style-name="T2">Technical Skills</text:span></text:span></text:h>
      <text:p text:style-name="P7"><text:span text:style-name="T6">✅ </text:span><text:span text:style-name="Strong_20_Emphasis"><text:span text:style-name="T3">Programming:</text:span></text:span><text:span text:style-name="T3"> C/C++, Python (for automation/embedded systems), Verilog/VHDL (if applicable)<text:line-break/>✅ </text:span><text:span text:style-name="Strong_20_Emphasis"><text:span text:style-name="T3">Software/Tools:</text:span></text:span><text:span text:style-name="T3"> MATLAB, Simulink, LabVIEW, AutoCAD, Cisco Packet Tracer, Keil, Proteus<text:line-break/>✅ </text:span><text:span text:style-name="Strong_20_Emphasis"><text:span text:style-name="T3">Hardware:</text:span></text:span><text:span text:style-name="T3"> Microcontrollers (ARM, AVR, PIC), FPGA, Raspberry Pi, IoT Devices<text:line-break/>✅ </text:span><text:span text:style-name="Strong_20_Emphasis"><text:span text:style-name="T3">Networking:</text:span></text:span><text:span text:style-name="T3"> TCP/IP, LTE, 5G Basics, RF Systems<text:line-break/>✅ </text:span><text:span text:style-name="Strong_20_Emphasis"><text:span text:style-name="T3">Other:</text:span></text:span><text:span text:style-name="T3"> PCB Design, Signal Processing, Embedded Systems</text:span></text:p>
      <text:p text:style-name="P1"/>
      <text:h text:style-name="P9" text:outline-level="3"><text:span text:style-name="Strong_20_Emphasis"><text:span text:style-name="T7">Projects</text:span></text:span></text:h>
      <text:p text:style-name="Text_20_body"><text:span text:style-name="Emphasis">(Include any projects you've done—even personal ones. Here's a template for now)</text:span></text:p>
      <text:p text:style-name="Text_20_body"><text:span text:style-name="Strong_20_Emphasis">Project Name – Short Title</text:span><text:line-break/><text:span text:style-name="Emphasis">Role: Developer | Tools: Docker, Python, MySQL, etc.</text:span></text:p>
      <text:list text:style-name="L5">
        <text:list-item>
          <text:p text:style-name="P19">Brief one-line description of the project.</text:p>
        </text:list-item>
        <text:list-item>
          <text:p text:style-name="P19">Highlight what <text:span text:style-name="Emphasis">you</text:span> did and what problem it solved.</text:p>
        </text:list-item>
      </text:list>
      <text:p text:style-name="Text_20_body"><text:span text:style-name="Strong_20_Emphasis">Portfolio Site (if any)</text:span></text:p>
      <text:list text:style-name="L6">
        <text:list-item>
          <text:p text:style-name="P20">Description or link to hosted version (e.g., deployed using Coolify or AWS).</text:p>
        </text:list-item>
      </text:list>
      <text:p text:style-name="P11"><text:span text:style-name="Strong_20_Emphasis"><text:span text:style-name="T3"/></text:span></text:p>
      <text:h text:style-name="P4" text:outline-level="2"><text:span text:style-name="Strong_20_Emphasis"><text:span text:style-name="T2">Languages</text:span></text:span></text:h>
      <text:list text:style-name="L4">
        <text:list-item>
          <text:p text:style-name="P15">English (Fluent)</text:p>
        </text:list-item>
        <text:list-item>
          <text:p text:style-name="P15">[Other Language if applicable]</text:p>
        </text:list-item>
      </text:list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3T19:29:16.815347163</meta:creation-date>
    <dc:date>2025-04-15T09:30:40.337962135</dc:date>
    <meta:editing-duration>PT7M30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2" meta:paragraph-count="30" meta:word-count="345" meta:character-count="2414" meta:non-whitespace-character-count="2110"/>
  </office:meta>
</office:document-meta>
</file>